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0000000008A00000036DEDDA688.gif"/>
  <manifest:file-entry manifest:media-type="image/png" manifest:full-path="Pictures/10000201000000580000001F516347EA.png"/>
  <manifest:file-entry manifest:media-type="image/gif" manifest:full-path="Pictures/1000020000000096000000454F5CDF9E.gif"/>
  <manifest:file-entry manifest:media-type="image/gif" manifest:full-path="Pictures/10000200000000CE0000004B8431AFB2.g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3.937cm"/>
    </style:style>
    <style:style style:name="pr1" style:family="presentation" style:parent-style-name="Plantilla_25_20MSWL_25_20Caixanova_25_20V.0.1-title">
      <style:graphic-properties draw:fill-color="#ffffff" draw:auto-grow-height="true" fo:min-height="3.344cm"/>
    </style:style>
    <style:style style:name="pr2" style:family="presentation" style:parent-style-name="Plantilla_25_20MSWL_25_20Caixanova_25_20V.0.1-subtitle">
      <style:graphic-properties draw:fill-color="#ffffff" draw:auto-grow-height="true" fo:min-height="13.587cm"/>
    </style:style>
    <style:style style:name="pr3" style:family="presentation" style:parent-style-name="Plantilla_25_20MSWL_25_20Caixanova_25_20V.0.1-notes">
      <style:graphic-properties draw:fill-color="#ffffff" draw:auto-grow-height="true" fo:min-height="13.365cm"/>
    </style:style>
    <style:style style:name="pr4" style:family="presentation" style:parent-style-name="Predeterminado-title">
      <style:graphic-properties draw:fill-color="#ffffff" draw:auto-grow-height="true" fo:min-height="3.507cm"/>
    </style:style>
    <style:style style:name="pr5" style:family="presentation" style:parent-style-name="Predeterminado-outline1" style:list-style-name="L3">
      <style:graphic-properties draw:fill-color="#ffffff" draw:auto-grow-height="true" fo:min-height="13.274cm"/>
    </style:style>
    <style:style style:name="pr6" style:family="presentation" style:parent-style-name="Predeterminado-notes">
      <style:graphic-properties draw:fill-color="#ffffff" fo:min-height="13.114cm"/>
    </style:style>
    <style:style style:name="pr7" style:family="presentation" style:parent-style-name="Plantilla_25_20MSWL_25_20Caixanova_25_20V.0.1-outline1">
      <style:graphic-properties draw:fill-color="#ffffff" draw:auto-grow-height="true" fo:min-height="13.587cm"/>
    </style:style>
    <style:style style:name="pr8" style:family="presentation" style:parent-style-name="Plantilla_25_20MSWL_25_20Caixanova_25_20V.0.1-notes">
      <style:graphic-properties draw:fill-color="#ffffff" fo:min-height="13.114cm"/>
    </style:style>
    <style:style style:name="pr9" style:family="presentation" style:parent-style-name="Plantilla_25_20MSWL_25_20Caixanova_25_20V.0.1-outline1">
      <style:graphic-properties draw:fill-color="#ffffff" fo:min-height="13.336cm"/>
    </style:style>
    <style:style style:name="pr10" style:family="presentation" style:parent-style-name="Plantilla_25_20MSWL_25_20Caixanova_25_20V.0.1-outline1">
      <style:graphic-properties draw:fill-color="#ffffff" fo:min-height="5.586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indent="-0.6cm"/>
    </style:style>
    <style:style style:name="P3" style:family="paragraph">
      <style:paragraph-properties fo:margin-left="1.2cm" fo:margin-right="0cm" fo:text-align="end" fo:text-indent="-0.6cm"/>
    </style:style>
    <style:style style:name="P4" style:family="paragraph">
      <style:paragraph-properties fo:margin-left="1.2cm" fo:margin-right="0cm" fo:text-indent="-0.6cm"/>
      <style:text-properties fo:font-size="32pt"/>
    </style:style>
    <style:style style:name="P5" style:family="paragraph">
      <style:paragraph-properties fo:margin-left="0.6cm" fo:margin-right="0cm" fo:text-indent="-0.6cm"/>
      <style:text-properties fo:font-size="20pt"/>
    </style:style>
    <style:style style:name="P6" style:family="paragraph">
      <style:paragraph-properties fo:margin-left="0cm" fo:margin-right="0cm" fo:text-align="start" fo:text-indent="0cm"/>
      <style:text-properties fo:font-family="Arial" style:font-family-generic="swiss" style:font-pitch="variable"/>
    </style:style>
    <style:style style:name="P7" style:family="paragraph">
      <style:paragraph-properties fo:margin-left="1.2cm" fo:margin-right="0cm" fo:text-align="end" fo:text-indent="-0.9cm"/>
    </style:style>
    <style:style style:name="P8" style:family="paragraph">
      <style:paragraph-properties text:enable-numbering="false" fo:margin-left="1.2cm" fo:margin-right="0cm" fo:text-align="end" fo:text-indent="-0.9cm"/>
      <style:text-properties fo:font-family="Arial" style:font-family-generic="swiss" style:font-pitch="variable"/>
    </style:style>
    <style:style style:name="P9" style:family="paragraph">
      <style:paragraph-properties fo:margin-left="1.2cm" fo:margin-right="0cm" fo:text-indent="-0.9cm"/>
    </style:style>
    <style:style style:name="P10" style:family="paragraph">
      <style:paragraph-properties fo:margin-left="0.6cm" fo:margin-right="0cm" fo:text-indent="-0.6cm"/>
    </style:style>
    <style:style style:name="P11" style:family="paragraph">
      <style:paragraph-properties fo:margin-left="1.2cm" fo:margin-right="0cm" fo:text-indent="-0.9cm"/>
      <style:text-properties fo:font-size="26pt" style:font-size-asian="26pt" style:font-size-complex="26pt"/>
    </style:style>
    <style:style style:name="T1" style:family="text">
      <style:text-properties fo:font-size="32pt"/>
    </style:style>
    <style:style style:name="T2" style:family="text">
      <style:text-properties fo:font-size="44pt" style:font-size-asian="44pt" style:font-size-complex="44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family="Arial" style:font-family-generic="swiss" style:font-pitch="variable"/>
    </style:style>
    <style:style style:name="T5" style:family="text">
      <style:text-properties fo:font-family="Arial" style:font-family-generic="swiss" style:font-pitch="variable" fo:font-size="26pt" style:font-size-asian="26pt" style:font-size-complex="26pt"/>
    </style:style>
    <style:style style:name="T6" style:family="text">
      <style:text-properties fo:font-family="Arial" style:font-style-name="Normal" style:font-family-generic="swiss" style:font-pitch="variable" fo:font-size="24pt" style:font-family-asian="Arial" style:font-style-name-asian="Normal" style:font-family-generic-asian="swiss" style:font-pitch-asian="variable" style:font-size-asian="24pt" style:font-family-complex="Arial" style:font-style-name-complex="Normal" style:font-family-generic-complex="swiss" style:font-pitch-complex="variable" style:font-size-complex="24pt"/>
    </style:style>
    <style:style style:name="T7" style:family="text">
      <style:text-properties fo:font-family="Arial" style:font-style-name="Normal" style:font-family-generic="swiss" style:font-pitch="variable" fo:font-size="24pt" fo:font-style="italic" style:font-family-asian="Arial" style:font-style-name-asian="Normal" style:font-family-generic-asian="swiss" style:font-pitch-asian="variable" style:font-size-asian="24pt" style:font-style-asian="italic" style:font-family-complex="Arial" style:font-style-name-complex="Normal" style:font-family-generic-complex="swiss" style:font-pitch-complex="variable" style:font-size-complex="24pt" style:font-style-complex="italic"/>
    </style:style>
    <style:style style:name="T8" style:family="text">
      <style:text-properties fo:font-family="Arial" style:font-family-generic="swiss" style:font-pitch="variable" fo:font-size="24pt" fo:font-style="italic" style:font-size-asian="24pt" style:font-style-asian="italic" style:font-size-complex="24pt" style:font-style-complex="italic"/>
    </style:style>
    <style:style style:name="T9" style:family="text">
      <style:text-properties fo:font-family="Arial" style:font-family-generic="swiss" style:font-pitch="variable" fo:font-size="24pt" style:font-size-asian="24pt" style:font-size-complex="24pt"/>
    </style:style>
    <style:style style:name="T10" style:family="text">
      <style:text-properties fo:font-size="26pt" style:font-size-asian="26pt" style:font-size-complex="26pt"/>
    </style:style>
    <style:style style:name="T11" style:family="text">
      <style:text-properties fo:color="#ff0000"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fo:color="#008000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fo:color="#008000" fo:font-size="100%"/>
      </text:list-level-style-number>
      <text:list-level-style-number text:level="3" style:num-suffix="." style:num-format="1">
        <style:list-level-properties text:space-before="3cm" text:min-label-width="0.6cm"/>
        <style:text-properties fo:color="#008000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00800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00800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00800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00800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00800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008000" fo:font-size="100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GSyC/LibreSoft</presentation:footer-decl>
      <presentation:date-time-decl presentation:name="dtd1" presentation:source="fixed">12th December. 2008</presentation:date-time-decl>
      <presentation:date-time-decl presentation:name="dtd2" presentation:source="current-date" style:data-style-name="D3"/>
      <draw:page draw:name="page1" draw:style-name="dp1" draw:master-page-name="Plantilla_25_20MSWL_25_20Caixanova_25_20V.0.1" presentation:presentation-page-layout-name="AL1T0">
        <office:forms form:automatic-focus="false" form:apply-design-mode="false"/>
        <draw:frame presentation:style-name="pr1" draw:text-style-name="P1" draw:layer="layout" svg:width="22.1cm" svg:height="3.344cm" svg:x="5cm" svg:y="0.657cm" presentation:class="title">
          <draw:text-box>
            <text:p text:style-name="P1">Linux</text:p>
          </draw:text-box>
        </draw:frame>
        <draw:frame presentation:style-name="pr2" draw:text-style-name="P4" draw:layer="layout" svg:width="25.199cm" svg:height="13.587cm" svg:x="1.4cm" svg:y="4.914cm" presentation:class="subtitle" presentation:user-transformed="true">
          <draw:text-box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2">Linux Kernel Description</text:span></text:p>
            <text:p text:style-name="P2"><text:span text:style-name="T2"/></text:p>
            <text:p text:style-name="P2"><text:span text:style-name="T1"/></text:p>
            <text:p text:style-name="P2"><text:span text:style-name="T1"/></text:p>
            <text:p text:style-name="P3"><text:span text:style-name="T3">José Gato Luis</text:span></text:p>
            <text:p text:style-name="P3"><text:span text:style-name="T3">&lt;jgato@gsyc.es&gt;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5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Predeterminado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6" draw:layer="layout" svg:width="21.099cm" svg:height="3.507cm" svg:x="5.5cm" svg:y="0.837cm" presentation:class="title" presentation:placeholder="true">
          <draw:text-box/>
        </draw:frame>
        <draw:frame presentation:style-name="pr5" draw:text-style-name="P8" draw:layer="layout" svg:width="25.366cm" svg:height="14.869cm" svg:x="1.634cm" svg:y="4.995cm" presentation:class="outline" presentation:user-transformed="true">
          <draw:text-box>
            <text:p text:style-name="P7"><text:span text:style-name="T4"/></text:p>
            <text:p text:style-name="P7"><text:span text:style-name="T5"/></text:p>
            <text:p text:style-name="P7"><text:span text:style-name="T5"/></text:p>
            <text:p text:style-name="P7"><text:span text:style-name="T6"/></text:p>
            <text:p text:style-name="P7"><text:span text:style-name="T6"/></text:p>
            <text:p text:style-name="P7"><text:span text:style-name="T7">© 2009-2010 <text:s/>Jose Gato Luis</text:span></text:p>
            <text:list text:style-name="L2">
              <text:list-header>
                <text:p text:style-name="P7"><text:span text:style-name="T7"/></text:p>
              </text:list-header>
            </text:list>
            <text:p text:style-name="P7"><text:span text:style-name="T8">Some rights reserved. This presentation is distributed under the “Attribution-ShareAlike 3.0” license, by Creative Commons, available at http://creativecommons.org/licenses/by-sa/3.0/</text:span></text:p>
            <text:p text:style-name="P7"><text:span text:style-name="T9"/></text:p>
          </draw:text-box>
        </draw:frame>
        <presentation:notes draw:style-name="dp2" presentation:use-date-time-name="dtd2">
          <draw:page-thumbnail draw:style-name="gr1" draw:layer="layout" svg:width="14.848cm" svg:height="11.135cm" svg:x="3.075cm" svg:y="2.257cm" draw:page-number="2" presentation:class="page"/>
          <draw:frame presentation:style-name="pr6" draw:text-style-name="P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Plantilla_25_20MSWL_25_20Caixanova_25_20V.0.1" presentation:presentation-page-layout-name="AL2T1">
        <office:forms form:automatic-focus="false" form:apply-design-mode="false"/>
        <draw:frame presentation:style-name="pr1" draw:text-style-name="P1" draw:layer="layout" svg:width="22.1cm" svg:height="3.344cm" svg:x="5cm" svg:y="0.657cm" presentation:class="title">
          <draw:text-box>
            <text:p text:style-name="P1">Introduction</text:p>
          </draw:text-box>
        </draw:frame>
        <draw:frame presentation:style-name="pr7" draw:text-style-name="P9" draw:layer="layout" svg:width="25.199cm" svg:height="13.587cm" svg:x="1.4cm" svg:y="4.914cm" presentation:class="outline" presentation:user-transformed="true">
          <draw:text-box>
            <text:list text:style-name="L2">
              <text:list-item>
                <text:p text:style-name="P1">Abstract hardware and resources management</text:p>
              </text:list-item>
              <text:list-item>
                <text:p text:style-name="P1">Multi-tasks scheduling </text:p>
              </text:list-item>
              <text:list-item>
                <text:p text:style-name="P1">Monolithic</text:p>
              </text:list-item>
              <text:list-item>
                <text:p text:style-name="P1">Modul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8" draw:text-style-name="P10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Plantilla_25_20MSWL_25_20Caixanova_25_20V.0.1" presentation:presentation-page-layout-name="AL2T1">
        <office:forms form:automatic-focus="false" form:apply-design-mode="false"/>
        <draw:frame presentation:style-name="pr1" draw:text-style-name="P1" draw:layer="layout" svg:width="22.1cm" svg:height="3.344cm" svg:x="5cm" svg:y="0.657cm" presentation:class="title">
          <draw:text-box>
            <text:p text:style-name="P1">Monolithic Kernel</text:p>
          </draw:text-box>
        </draw:frame>
        <draw:frame presentation:style-name="pr7" draw:text-style-name="P9" draw:layer="layout" svg:width="25.199cm" svg:height="13.587cm" svg:x="1.4cm" svg:y="4.914cm" presentation:class="outline" presentation:user-transformed="true">
          <draw:text-box>
            <text:list text:style-name="L2">
              <text:list-item>
                <text:p text:style-name="P1">Almost everything running in Kernel space.</text:p>
              </text:list-item>
              <text:list-item>
                <text:p text:style-name="P1">Different parts could be build into Kernel or as modules.</text:p>
              </text:list-item>
              <text:list-item>
                <text:p text:style-name="P1">Load/Unload modules while O.S running.</text:p>
              </text:list-item>
              <text:list-item>
                <text:p text:style-name="P1">Applications running in User spac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8" draw:text-style-name="P10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Plantilla_25_20MSWL_25_20Caixanova_25_20V.0.1" presentation:presentation-page-layout-name="AL2T1">
        <office:forms form:automatic-focus="false" form:apply-design-mode="false"/>
        <draw:frame presentation:style-name="pr1" draw:text-style-name="P1" draw:layer="layout" svg:width="22.1cm" svg:height="3.344cm" svg:x="5cm" svg:y="0.657cm" presentation:class="title">
          <draw:text-box>
            <text:p text:style-name="P1">Micro-kernel</text:p>
          </draw:text-box>
        </draw:frame>
        <draw:frame presentation:style-name="pr9" draw:text-style-name="P9" draw:layer="layout" svg:width="25.199cm" svg:height="13.834cm" svg:x="1.4cm" svg:y="4.914cm" presentation:class="outline" presentation:user-transformed="true">
          <draw:text-box>
            <text:list text:style-name="L2">
              <text:list-item>
                <text:p text:style-name="P1">Micro-kernel </text:p>
                <text:list>
                  <text:list-item>
                    <text:p text:style-name="P1">Less complexity</text:p>
                  </text:list-item>
                  <text:list-item>
                    <text:p text:style-name="P1">Easier to port to other architectures</text:p>
                  </text:list-item>
                  <text:list-item>
                    <text:p text:style-name="P1">Module fails in user space</text:p>
                  </text:list-item>
                </text:list>
              </text:list-item>
              <text:list-item>
                <text:p text:style-name="P1">Micro-kernel problems:</text:p>
                <text:list>
                  <text:list-item>
                    <text:p text:style-name="P1">Performance, too much changes between user and kernel space.</text:p>
                  </text:list-item>
                  <text:list-item>
                    <text:p text:style-name="P1">Difficult to communicate between modules.</text:p>
                  </text:list-item>
                </text:list>
              </text:list-item>
              <text:list-item>
                <text:p text:style-name="P1">Minix, HURD..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8" draw:text-style-name="P10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Plantilla_25_20MSWL_25_20Caixanova_25_20V.0.1" presentation:presentation-page-layout-name="AL2T1">
        <office:forms form:automatic-focus="false" form:apply-design-mode="false"/>
        <draw:frame presentation:style-name="pr1" draw:text-style-name="P1" draw:layer="layout" svg:width="22.1cm" svg:height="3.344cm" svg:x="5cm" svg:y="0.657cm" presentation:class="title">
          <draw:text-box>
            <text:p text:style-name="P1">Modules</text:p>
          </draw:text-box>
        </draw:frame>
        <draw:frame presentation:style-name="pr9" draw:text-style-name="P9" draw:layer="layout" svg:width="25.199cm" svg:height="13.336cm" svg:x="1.4cm" svg:y="4.914cm" presentation:class="outline" presentation:user-transformed="true">
          <draw:text-box>
            <text:list text:style-name="L2">
              <text:list-item>
                <text:p text:style-name="P1">Flexibility</text:p>
              </text:list-item>
              <text:list-item>
                <text:p text:style-name="P1">Load modules only if needed it -&gt; Memory usage only if needed it</text:p>
              </text:list-item>
              <text:list-item>
                <text:p text:style-name="P1">Drivers, file systems, bus, <text:s/>interface, communication layers. </text:p>
              </text:list-item>
              <text:list-item>
                <text:p text:style-name="P1">Load modules to support devices, file systems,etc.</text:p>
              </text:list-item>
              <text:list-item>
                <text:p text:style-name="P1">b43 module -&gt; wiffi in my laptop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8" draw:text-style-name="P10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Plantilla_25_20MSWL_25_20Caixanova_25_20V.0.1" presentation:presentation-page-layout-name="AL2T1">
        <office:forms form:automatic-focus="false" form:apply-design-mode="false"/>
        <draw:frame presentation:style-name="pr1" draw:text-style-name="P1" draw:layer="layout" svg:width="22.1cm" svg:height="3.344cm" svg:x="5cm" svg:y="0.657cm" presentation:class="title">
          <draw:text-box>
            <text:p text:style-name="P1">Module</text:p>
          </draw:text-box>
        </draw:frame>
        <draw:frame presentation:style-name="pr7" draw:text-style-name="P9" draw:layer="layout" svg:width="25.199cm" svg:height="13.587cm" svg:x="1.4cm" svg:y="4.914cm" presentation:class="outline" presentation:user-transformed="true">
          <draw:text-box>
            <text:list text:style-name="L2">
              <text:list-item>
                <text:p text:style-name="P1">Don't need to restart computer to load a kernel module to have new device, feature, etc.</text:p>
              </text:list-item>
              <text:list-item>
                <text:p text:style-name="P1">Don't need to recompile the kernel to have a new device, feature, etc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8" draw:text-style-name="P10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Plantilla_25_20MSWL_25_20Caixanova_25_20V.0.1" presentation:presentation-page-layout-name="AL2T1">
        <office:forms form:automatic-focus="false" form:apply-design-mode="false"/>
        <draw:frame presentation:style-name="pr1" draw:text-style-name="P1" draw:layer="layout" svg:width="22.1cm" svg:height="3.344cm" svg:x="5cm" svg:y="0.657cm" presentation:class="title">
          <draw:text-box>
            <text:p text:style-name="P1">Modules</text:p>
          </draw:text-box>
        </draw:frame>
        <draw:frame presentation:style-name="pr7" draw:text-style-name="P9" draw:layer="layout" svg:width="25.199cm" svg:height="13.587cm" svg:x="1.4cm" svg:y="4.914cm" presentation:class="outline" presentation:user-transformed="true">
          <draw:text-box>
            <text:list text:style-name="L2">
              <text:list-item>
                <text:p text:style-name="P1">lsmod</text:p>
              </text:list-item>
              <text:list-item>
                <text:p text:style-name="P1">Insmod | modprobe</text:p>
              </text:list-item>
              <text:list-item>
                <text:p text:style-name="P1">rmmod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3" draw:text-style-name="P10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Plantilla_25_20MSWL_25_20Caixanova_25_20V.0.1" presentation:presentation-page-layout-name="AL2T1">
        <office:forms form:automatic-focus="false" form:apply-design-mode="false"/>
        <draw:frame presentation:style-name="pr1" draw:text-style-name="P1" draw:layer="layout" svg:width="22.1cm" svg:height="3.344cm" svg:x="5cm" svg:y="0.657cm" presentation:class="title">
          <draw:text-box>
            <text:p text:style-name="P1">Kernel /proc</text:p>
          </draw:text-box>
        </draw:frame>
        <draw:frame presentation:style-name="pr7" draw:text-style-name="P9" draw:layer="layout" svg:width="25.199cm" svg:height="13.587cm" svg:x="1.4cm" svg:y="4.914cm" presentation:class="outline" presentation:user-transformed="true">
          <draw:text-box>
            <text:list text:style-name="L2">
              <text:list-item>
                <text:p text:style-name="P1">Virtual file system.</text:p>
              </text:list-item>
              <text:list-item>
                <text:p text:style-name="P1">Support direct kernel and processes communication.</text:p>
              </text:list-item>
              <text:list-item>
                <text:p text:style-name="P1">File system with the kernel state, hardware, devices, processes, buses. 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8" draw:text-style-name="P10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Plantilla_25_20MSWL_25_20Caixanova_25_20V.0.1" presentation:presentation-page-layout-name="AL2T1">
        <office:forms form:automatic-focus="false" form:apply-design-mode="false"/>
        <draw:frame presentation:style-name="pr1" draw:text-style-name="P1" draw:layer="layout" svg:width="22.1cm" svg:height="3.344cm" svg:x="5cm" svg:y="0.657cm" presentation:class="title">
          <draw:text-box>
            <text:p text:style-name="P1">Kernel /proc</text:p>
          </draw:text-box>
        </draw:frame>
        <draw:frame presentation:style-name="pr7" draw:text-style-name="P9" draw:layer="layout" svg:width="25.199cm" svg:height="13.587cm" svg:x="1.4cm" svg:y="4.914cm" presentation:class="outline" presentation:user-transformed="true">
          <draw:text-box>
            <text:list text:style-name="L2">
              <text:list-item>
                <text:p text:style-name="P1">/proc/modules</text:p>
              </text:list-item>
              <text:list-item>
                <text:p text:style-name="P1">/proc/memimfo</text:p>
              </text:list-item>
              <text:list-item>
                <text:p text:style-name="P1">/proc/cpuinfo</text:p>
              </text:list-item>
              <text:list-item>
                <text:p text:style-name="P1">/proc/mount</text:p>
              </text:list-item>
              <text:list-item>
                <text:p text:style-name="P1">/proc/sys/kernel/hostname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8" draw:text-style-name="P10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Plantilla_25_20MSWL_25_20Caixanova_25_20V.0.1" presentation:presentation-page-layout-name="AL2T1">
        <office:forms form:automatic-focus="false" form:apply-design-mode="false"/>
        <draw:frame presentation:style-name="pr1" draw:text-style-name="P1" draw:layer="layout" svg:width="22.1cm" svg:height="3.344cm" svg:x="5cm" svg:y="0.657cm" presentation:class="title">
          <draw:text-box>
            <text:p text:style-name="P1">Kernel /proc examples</text:p>
          </draw:text-box>
        </draw:frame>
        <draw:frame presentation:style-name="pr7" draw:text-style-name="P9" draw:layer="layout" svg:width="25.199cm" svg:height="13.587cm" svg:x="1.4cm" svg:y="4.914cm" presentation:class="outline" presentation:user-transformed="true">
          <draw:text-box>
            <text:list text:style-name="L2">
              <text:list-item>
                <text:p text:style-name="P1">/proc/pid for each process</text:p>
              </text:list-item>
              <text:list-item>
                <text:p text:style-name="P1">/proc/acpi/ac_adapter/AC/state</text:p>
              </text:list-item>
              <text:list-item>
                <text:p text:style-name="P1">echo 1 &gt; /proc/sys/net/ipv4/ip_forward</text:p>
              </text:list-item>
              <text:list-item>
                <text:p text:style-name="P1">cat /proc/modules = lsmod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8" draw:text-style-name="P10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Plantilla_25_20MSWL_25_20Caixanova_25_20V.0.1" presentation:presentation-page-layout-name="AL2T1">
        <office:forms form:automatic-focus="false" form:apply-design-mode="false"/>
        <draw:frame presentation:style-name="pr1" draw:text-style-name="P1" draw:layer="layout" svg:width="22.1cm" svg:height="3.344cm" svg:x="5cm" svg:y="0.657cm" presentation:class="title">
          <draw:text-box>
            <text:p text:style-name="P1">Kernel /sys</text:p>
          </draw:text-box>
        </draw:frame>
        <draw:frame presentation:style-name="pr9" draw:text-style-name="P9" draw:layer="layout" svg:width="25.199cm" svg:height="13.336cm" svg:x="1.4cm" svg:y="4.914cm" presentation:class="outline" presentation:user-transformed="true">
          <draw:text-box>
            <text:list text:style-name="L2">
              <text:list-item>
                <text:p text:style-name="P1">Kernel 2.6.X</text:p>
              </text:list-item>
              <text:list-item>
                <text:p text:style-name="P1">Virtual file system</text:p>
              </text:list-item>
              <text:list-item>
                <text:p text:style-name="P1">Export devices, buses, etc from Kernel to user space</text:p>
              </text:list-item>
              <text:list-item>
                <text:p text:style-name="P1">Procfs has too much information non-processes</text:p>
              </text:list-item>
              <text:list-item>
                <text:p text:style-name="P1">/sys/devices/system/cpu/cpu0/cpufreq/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8" draw:text-style-name="P10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Plantilla_25_20MSWL_25_20Caixanova_25_20V.0.1" presentation:presentation-page-layout-name="AL2T1">
        <office:forms form:automatic-focus="false" form:apply-design-mode="false"/>
        <draw:frame presentation:style-name="pr1" draw:text-style-name="P1" draw:layer="layout" svg:width="22.1cm" svg:height="3.344cm" svg:x="5cm" svg:y="0.657cm" presentation:class="title">
          <draw:text-box>
            <text:p text:style-name="P1">Kernel /dev (udev)</text:p>
          </draw:text-box>
        </draw:frame>
        <draw:frame presentation:style-name="pr7" draw:text-style-name="P9" draw:layer="layout" svg:width="25.199cm" svg:height="13.587cm" svg:x="1.4cm" svg:y="4.914cm" presentation:class="outline" presentation:user-transformed="true">
          <draw:text-box>
            <text:list text:style-name="L2">
              <text:list-item>
                <text:p text:style-name="P1">Kernel 2.6.X</text:p>
              </text:list-item>
              <text:list-item>
                <text:p text:style-name="P1">Managing device nodes in /dev</text:p>
              </text:list-item>
              <text:list-item>
                <text:p text:style-name="P1">Successor of devfs</text:p>
                <text:list>
                  <text:list-item>
                    <text:p text:style-name="P1">/dev is generated dynamically, no static files</text:p>
                  </text:list-item>
                  <text:list-item>
                    <text:p text:style-name="P1">Only nodes for the devices actually present.</text:p>
                  </text:list-item>
                  <text:list-item>
                    <text:p text:style-name="P1">Name persistent (dont worry about the order you connect usb device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8" draw:text-style-name="P10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Plantilla_25_20MSWL_25_20Caixanova_25_20V.0.1" presentation:presentation-page-layout-name="AL2T1">
        <office:forms form:automatic-focus="false" form:apply-design-mode="false"/>
        <draw:frame presentation:style-name="pr1" draw:text-style-name="P1" draw:layer="layout" svg:width="22.1cm" svg:height="3.344cm" svg:x="5cm" svg:y="0.657cm" presentation:class="title">
          <draw:text-box>
            <text:p text:style-name="P1">Kernel /dev (udev)</text:p>
          </draw:text-box>
        </draw:frame>
        <draw:frame presentation:style-name="pr9" draw:text-style-name="P11" draw:layer="layout" svg:width="25.199cm" svg:height="13.336cm" svg:x="1.4cm" svg:y="4.914cm" presentation:class="outline" presentation:user-transformed="true">
          <draw:text-box>
            <text:list text:style-name="L2">
              <text:list-item>
                <text:p text:style-name="P1"><text:span text:style-name="T10"># Rule: <text:s/>/dev/jetflash for a pendrive</text:span></text:p>
                <text:list>
                  <text:list-item>
                    <text:p text:style-name="P1"><text:span text:style-name="T11">BUS="usb", SYSFS{manufacturer}="JetFlash", KERNEL="sd?1"</text:span><text:span text:style-name="T10">, NAME="%k", SYMLINK="jetflash"</text:span></text:p>
                  </text:list-item>
                </text:list>
              </text:list-item>
              <text:list-item>
                <text:p text:style-name="P1"><text:span text:style-name="T10"># Rule: Palm plugged create /dev/sony* with partitions</text:span></text:p>
                <text:list>
                  <text:list-item>
                    <text:p text:style-name="P1"><text:span text:style-name="T11">BUS="usb", SYSFS{product}="Sony PEG Mass Storage"</text:span><text:span text:style-name="T10">, NAME{all_partitions}="sony"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8" draw:text-style-name="P10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Plantilla_25_20MSWL_25_20Caixanova_25_20V.0.1" presentation:presentation-page-layout-name="AL2T1">
        <office:forms form:automatic-focus="false" form:apply-design-mode="false"/>
        <draw:frame presentation:style-name="pr1" draw:text-style-name="P1" draw:layer="layout" svg:width="22.1cm" svg:height="3.344cm" svg:x="5cm" svg:y="0.657cm" presentation:class="title">
          <draw:text-box>
            <text:p text:style-name="P1">Kernel /dev (udev)</text:p>
          </draw:text-box>
        </draw:frame>
        <draw:frame presentation:style-name="pr9" draw:text-style-name="P9" draw:layer="layout" svg:width="25.199cm" svg:height="13.336cm" svg:x="1.4cm" svg:y="4.914cm" presentation:class="outline" presentation:user-transformed="true">
          <draw:text-box>
            <text:list text:style-name="L2">
              <text:list-item>
                <text:p text:style-name="P1">After a device is plugged you see using dmesg that is attached to /dev/sdc1</text:p>
                <text:list>
                  <text:list-item>
                    <text:p text:style-name="P1">udevinfo -q path -n /dev/sdc1</text:p>
                  </text:list-item>
                </text:list>
              </text:list-item>
              <text:list-item>
                <text:p text:style-name="P1">This returns information about the path of the device in /sys</text:p>
              </text:list-item>
              <text:list-item>
                <text:p text:style-name="P1">Then you can obtain information about this device in /sys</text:p>
                <text:list>
                  <text:list-item>
                    <text:p text:style-name="P1"><text:s/>udevinfo -a -p /block/sdc/sdc1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8" draw:text-style-name="P10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Plantilla_25_20MSWL_25_20Caixanova_25_20V.0.1" presentation:presentation-page-layout-name="AL2T1">
        <office:forms form:automatic-focus="false" form:apply-design-mode="false"/>
        <draw:frame presentation:style-name="pr1" draw:text-style-name="P1" draw:layer="layout" svg:width="22.1cm" svg:height="3.344cm" svg:x="5cm" svg:y="0.657cm" presentation:class="title">
          <draw:text-box>
            <text:p text:style-name="P1">Kernel sections</text:p>
          </draw:text-box>
        </draw:frame>
        <draw:frame presentation:style-name="pr9" draw:text-style-name="P9" draw:layer="layout" svg:width="25.199cm" svg:height="13.336cm" svg:x="1.4cm" svg:y="4.914cm" presentation:class="outline" presentation:user-transformed="true">
          <draw:text-box>
            <text:list text:style-name="L2">
              <text:list-item>
                <text:p text:style-name="P1">make menuconfig</text:p>
              </text:list-item>
              <text:list-item>
                <text:p text:style-name="P1">Usually, you know what things are you looking for</text:p>
              </text:list-item>
              <text:list-item>
                <text:p text:style-name="P1">http://howto.wikia.com/wiki/Guide_to_configuring_the_linux_kernel -&gt; example guide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8" draw:text-style-name="P10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Plantilla_25_20MSWL_25_20Caixanova_25_20V.0.1" presentation:presentation-page-layout-name="AL2T1">
        <office:forms form:automatic-focus="false" form:apply-design-mode="false"/>
        <draw:frame presentation:style-name="pr1" draw:text-style-name="P1" draw:layer="layout" svg:width="22.1cm" svg:height="3.344cm" svg:x="5cm" svg:y="0.657cm" presentation:class="title">
          <draw:text-box>
            <text:p text:style-name="P1">Compiling a Kernel</text:p>
          </draw:text-box>
        </draw:frame>
        <draw:frame presentation:style-name="pr9" draw:text-style-name="P9" draw:layer="layout" svg:width="25.199cm" svg:height="13.336cm" svg:x="1.4cm" svg:y="4.914cm" presentation:class="outline" presentation:user-transformed="true">
          <draw:text-box>
            <text:list text:style-name="L2">
              <text:list-item>
                <text:p text:style-name="P1">Download sources:</text:p>
                <text:list>
                  <text:list-item>
                    <text:p text:style-name="P1"><text:a xlink:href="http://www.kernel.org/">www.kernel.org</text:a></text:p>
                  </text:list-item>
                  <text:list-item>
                    <text:p text:style-name="P1">Sources from your own distribution</text:p>
                  </text:list-item>
                </text:list>
              </text:list-item>
              <text:list-item>
                <text:p text:style-name="P1">apt-get install build-essential kernel-package</text:p>
                <text:p text:style-name="P1"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8" draw:text-style-name="P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Plantilla_25_20MSWL_25_20Caixanova_25_20V.0.1" presentation:presentation-page-layout-name="AL2T1">
        <office:forms form:automatic-focus="false" form:apply-design-mode="false"/>
        <draw:frame presentation:style-name="pr1" draw:text-style-name="P1" draw:layer="layout" svg:width="22.1cm" svg:height="3.344cm" svg:x="5cm" svg:y="0.657cm" presentation:class="title">
          <draw:text-box>
            <text:p text:style-name="P1">Compiling a Kernel</text:p>
          </draw:text-box>
        </draw:frame>
        <draw:frame presentation:style-name="pr9" draw:text-style-name="P9" draw:layer="layout" svg:width="25.199cm" svg:height="13.336cm" svg:x="1.4cm" svg:y="4.914cm" presentation:class="outline" presentation:user-transformed="true">
          <draw:text-box>
            <text:list text:style-name="L2">
              <text:list-item>
                <text:p text:style-name="P1">make bzImage &amp;&amp; make modules &amp;&amp; make modules_install</text:p>
              </text:list-item>
              <text:list-item>
                <text:p text:style-name="P1">cp arch/x86/boot/bzImage /boot/kernel-X-y-z.img</text:p>
              </text:list-item>
              <text:list-item>
                <text:p text:style-name="P1">make-kpkg –initrd –append-to-version=.XXXX kernel_image kernel_header</text:p>
                <text:list>
                  <text:list-item>
                    <text:p>Create kernel_image and headers debian packag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8" draw:text-style-name="P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Plantilla_25_20MSWL_25_20Caixanova_25_20V.0.1" presentation:presentation-page-layout-name="AL2T1">
        <office:forms form:automatic-focus="false" form:apply-design-mode="false"/>
        <draw:frame presentation:style-name="pr1" draw:text-style-name="P1" draw:layer="layout" svg:width="22.1cm" svg:height="3.344cm" svg:x="5cm" svg:y="0.657cm" presentation:class="title">
          <draw:text-box>
            <text:p text:style-name="P1">initrd</text:p>
          </draw:text-box>
        </draw:frame>
        <draw:frame presentation:style-name="pr7" draw:text-style-name="P9" draw:layer="layout" svg:width="25.199cm" svg:height="13.587cm" svg:x="1.4cm" svg:y="4.914cm" presentation:class="outline" presentation:user-transformed="true">
          <draw:text-box>
            <text:list text:style-name="L2">
              <text:list-item>
                <text:p text:style-name="P1">Initial RAMdisk image</text:p>
              </text:list-item>
              <text:list-item>
                <text:p text:style-name="P1">Preload <text:s/>the block device modules</text:p>
              </text:list-item>
              <text:list-item>
                <text:p text:style-name="P1">The chicken and egg problem, need modules to load file system, but the modules are in the file system.</text:p>
              </text:list-item>
              <text:list-item>
                <text:p text:style-name="P1"><text:s/>mkinitramfs -o ./initrd.img-2.6.25.4 <text:s/>2.6.25.4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3" draw:text-style-name="P10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Plantilla_25_20MSWL_25_20Caixanova_25_20V.0.1" presentation:presentation-page-layout-name="AL2T1">
        <office:forms form:automatic-focus="false" form:apply-design-mode="false"/>
        <draw:frame presentation:style-name="pr1" draw:text-style-name="P1" draw:layer="layout" svg:width="22.1cm" svg:height="3.344cm" svg:x="5cm" svg:y="0.657cm" presentation:class="title">
          <draw:text-box>
            <text:p text:style-name="P1">Grub</text:p>
          </draw:text-box>
        </draw:frame>
        <draw:frame presentation:style-name="pr9" draw:text-style-name="P9" draw:layer="layout" svg:width="25.199cm" svg:height="13.336cm" svg:x="1.4cm" svg:y="4.914cm" presentation:class="outline" presentation:user-transformed="true">
          <draw:text-box>
            <text:list text:style-name="L2">
              <text:list-item>
                <text:p text:style-name="P1">O.S loader</text:p>
              </text:list-item>
              <text:list-item>
                <text:p text:style-name="P1">Windows, Linux,BSD...</text:p>
              </text:list-item>
              <text:list-item>
                <text:p text:style-name="P1">update-grub -&gt; add entries to /boot/grub/menu.lst</text:p>
              </text:list-item>
              <text:list-item>
                <text:p text:style-name="P1">grub-install <text:s/>-&gt; install grub</text:p>
              </text:list-item>
              <text:list-item>
                <text:p text:style-name="P1">Configure grub options, timeout, default kernel to boot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0" presentation:class="page"/>
          <draw:frame presentation:style-name="pr8" draw:text-style-name="P10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Plantilla_25_20MSWL_25_20Caixanova_25_20V.0.1" presentation:presentation-page-layout-name="AL2T1">
        <office:forms form:automatic-focus="false" form:apply-design-mode="false"/>
        <draw:frame presentation:style-name="pr1" draw:text-style-name="P1" draw:layer="layout" svg:width="22.1cm" svg:height="3.344cm" svg:x="5cm" svg:y="0.657cm" presentation:class="title">
          <draw:text-box>
            <text:p text:style-name="P1">Modules from other sources</text:p>
          </draw:text-box>
        </draw:frame>
        <draw:frame presentation:style-name="pr7" draw:text-style-name="P9" draw:layer="layout" svg:width="25.199cm" svg:height="13.587cm" svg:x="1.4cm" svg:y="4.914cm" presentation:class="outline" presentation:user-transformed="true">
          <draw:text-box>
            <text:list text:style-name="L2">
              <text:list-item>
                <text:p text:style-name="P1">Several modules not included in the main kernel sources.</text:p>
              </text:list-item>
              <text:list-item>
                <text:p text:style-name="P1">Compiled against kernel sources</text:p>
              </text:list-item>
              <text:list-item>
                <text:p text:style-name="P1">Only can load modules if compiled against kernel sources corresponding to the executing kernel</text:p>
              </text:list-item>
              <text:list-item>
                <text:p text:style-name="P1">Recompile this modules against new kernel vers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1" presentation:class="page"/>
          <draw:frame presentation:style-name="pr8" draw:text-style-name="P10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Plantilla_25_20MSWL_25_20Caixanova_25_20V.0.1" presentation:presentation-page-layout-name="AL2T1">
        <office:forms form:automatic-focus="false" form:apply-design-mode="false"/>
        <draw:frame presentation:style-name="pr1" draw:text-style-name="P1" draw:layer="layout" svg:width="22.1cm" svg:height="3.344cm" svg:x="5cm" svg:y="0.657cm" presentation:class="title">
          <draw:text-box>
            <text:p text:style-name="P1">Fuse</text:p>
          </draw:text-box>
        </draw:frame>
        <draw:frame presentation:style-name="pr7" draw:text-style-name="P9" draw:layer="layout" svg:width="25.199cm" svg:height="13.587cm" svg:x="1.4cm" svg:y="4.914cm" presentation:class="outline" presentation:user-transformed="true">
          <draw:text-box>
            <text:list text:style-name="L2">
              <text:list-item>
                <text:p text:style-name="P1">FUSE makes it possible to implement a file system in a user space program.</text:p>
              </text:list-item>
              <text:list-item>
                <text:p text:style-name="P1">Used by programs to mount file systems like wikipedia or ssh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2" presentation:class="page"/>
          <draw:frame presentation:style-name="pr8" draw:text-style-name="P10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Plantilla_25_20MSWL_25_20Caixanova_25_20V.0.1" presentation:presentation-page-layout-name="AL2T1">
        <office:forms form:automatic-focus="false" form:apply-design-mode="false"/>
        <draw:frame presentation:style-name="pr1" draw:text-style-name="P1" draw:layer="layout" svg:width="22.1cm" svg:height="3.344cm" svg:x="5cm" svg:y="0.657cm" presentation:class="title">
          <draw:text-box>
            <text:p text:style-name="P1">Wikipediafs</text:p>
          </draw:text-box>
        </draw:frame>
        <draw:frame presentation:style-name="pr9" draw:text-style-name="P9" draw:layer="layout" svg:width="25.199cm" svg:height="13.336cm" svg:x="1.4cm" svg:y="4.914cm" presentation:class="outline" presentation:user-transformed="true">
          <draw:text-box>
            <text:list text:style-name="L2">
              <text:list-item>
                <text:p text:style-name="P1">File system to manage wikipedia</text:p>
              </text:list-item>
              <text:list-item>
                <text:p text:style-name="P1">Config file to define the sites to be exported</text:p>
              </text:list-item>
              <text:list-item>
                <text:p text:style-name="P1">Create a directory and mount wikipediafs over this directory</text:p>
              </text:list-item>
              <text:list-item>
                <text:p text:style-name="P1">All the sites defined in configuration file will be accessible inside this directory</text:p>
              </text:list-item>
              <text:list-item>
                <text:p text:style-name="P1">Files never accessed not showed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3" presentation:class="page"/>
          <draw:frame presentation:style-name="pr8" draw:text-style-name="P10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Plantilla_25_20MSWL_25_20Caixanova_25_20V.0.1" presentation:presentation-page-layout-name="AL2T1">
        <office:forms form:automatic-focus="false" form:apply-design-mode="false"/>
        <draw:frame presentation:style-name="pr1" draw:text-style-name="P1" draw:layer="layout" svg:width="22.1cm" svg:height="3.344cm" svg:x="5cm" svg:y="0.657cm" presentation:class="title">
          <draw:text-box>
            <text:p text:style-name="P1">Wikipediafs</text:p>
          </draw:text-box>
        </draw:frame>
        <draw:frame presentation:style-name="pr10" draw:text-style-name="P9" draw:layer="layout" svg:width="25.199cm" svg:height="6.269cm" svg:x="1.4cm" svg:y="4.914cm" presentation:class="outline" presentation:user-transformed="true">
          <draw:text-box>
            <text:list text:style-name="L2">
              <text:list-item>
                <text:p text:style-name="P1">cat mblondel.org/Test.mw</text:p>
              </text:list-item>
              <text:list-item>
                <text:p text:style-name="P1">mkdir wikipedia-es -&gt; detect English wikipedia </text:p>
              </text:list-item>
              <text:list-item>
                <text:p text:style-name="P1">Config example:</text:p>
              </text:list-item>
            </text:list>
          </draw:text-box>
        </draw:frame>
        <draw:frame draw:style-name="gr2" draw:text-style-name="P1" draw:layer="layout" svg:width="14.354cm" svg:height="4.187cm" svg:x="2.646cm" svg:y="11.5cm">
          <draw:text-box>
            <text:p text:style-name="P1"><text:s text:c="7"/>&lt;site&gt;</text:p>
            <text:p text:style-name="P1"><text:s text:c="12"/>&lt;dirname&gt;wiki-opensource&lt;/dirname&gt;</text:p>
            <text:p text:style-name="P1"><text:s text:c="12"/>&lt;host&gt;en.wikipedia.org&lt;/host&gt;</text:p>
            <text:p text:style-name="P1"><text:s text:c="12"/>&lt;basename&gt;/w/index.php&lt;/basename&gt;</text:p>
            <text:p text:style-name="P1"><text:s text:c="8"/>&lt;/site&gt;</text:p>
          </draw:text-box>
        </draw:frame>
        <presentation:notes draw:style-name="dp2">
          <draw:page-thumbnail draw:style-name="gr1" draw:layer="layout" svg:width="14.848cm" svg:height="11.135cm" svg:x="3.075cm" svg:y="2.257cm" draw:page-number="24" presentation:class="page"/>
          <draw:frame presentation:style-name="pr8" draw:text-style-name="P10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Plantilla_25_20MSWL_25_20Caixanova_25_20V.0.1" presentation:presentation-page-layout-name="AL2T1">
        <office:forms form:automatic-focus="false" form:apply-design-mode="false"/>
        <draw:frame presentation:style-name="pr1" draw:text-style-name="P1" draw:layer="layout" svg:width="22.1cm" svg:height="3.344cm" svg:x="5cm" svg:y="0.657cm" presentation:class="title">
          <draw:text-box>
            <text:p text:style-name="P1">sshfs</text:p>
          </draw:text-box>
        </draw:frame>
        <draw:frame presentation:style-name="pr9" draw:text-style-name="P9" draw:layer="layout" svg:width="25.199cm" svg:height="13.336cm" svg:x="1.4cm" svg:y="4.914cm" presentation:class="outline" presentation:user-transformed="true">
          <draw:text-box>
            <text:list text:style-name="L2">
              <text:list-item>
                <text:p text:style-name="P1">SSH File System</text:p>
              </text:list-item>
              <text:list-item>
                <text:p text:style-name="P1">Allows to make operation over remote files</text:p>
              </text:list-item>
              <text:list-item>
                <text:p text:style-name="P1">sshfs jgato@gsyc.es:/home/jgato/ gsyc-ssh/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5" presentation:class="page"/>
          <draw:frame presentation:style-name="pr8" draw:text-style-name="P10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Plantilla_25_20MSWL_25_20Caixanova_25_20V.0.1" presentation:presentation-page-layout-name="AL2T1">
        <office:forms form:automatic-focus="false" form:apply-design-mode="false"/>
        <draw:frame presentation:style-name="pr1" draw:text-style-name="P1" draw:layer="layout" svg:width="22.1cm" svg:height="3.344cm" svg:x="5cm" svg:y="0.657cm" presentation:class="title">
          <draw:text-box>
            <text:p text:style-name="P1">Exercise</text:p>
          </draw:text-box>
        </draw:frame>
        <draw:frame presentation:style-name="pr7" draw:text-style-name="P9" draw:layer="layout" svg:width="25.199cm" svg:height="13.587cm" svg:x="1.4cm" svg:y="4.914cm" presentation:class="outline" presentation:user-transformed="true">
          <draw:text-box>
            <text:list text:style-name="L2">
              <text:list-item>
                <text:p text:style-name="P1">Compile a kernel from kernel.org</text:p>
              </text:list-item>
              <text:list-item>
                <text:p text:style-name="P1">Try to have a minimal kernel image</text:p>
              </text:list-item>
              <text:list-item>
                <text:p text:style-name="P1">Play with wikipediafs/sshfs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6" presentation:class="page"/>
          <draw:frame presentation:style-name="pr8" draw:text-style-name="P10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DejaVuSans" style:font-family-generic-asian="system" style:font-pitch-asian="variable" style:font-size-asian="24pt" style:language-asian="zxx" style:country-asian="none" style:font-family-complex="Lucidasans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8pt" style:font-style-asian="normal" style:font-weight-asian="normal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lantilla_25_20MSWL_25_20Caixanova_25_20V.0.1-background" style:display-name="Plantilla%20MSWL%20Caixanova%20V.0.1-background" style:family="presentation">
      <style:graphic-properties draw:stroke="none" draw:fill="none"/>
      <style:text-properties style:letter-kerning="true"/>
    </style:style>
    <style:style style:name="Plantilla_25_20MSWL_25_20Caixanova_25_20V.0.1-backgroundobjects" style:display-name="Plantilla%20MSWL%20Caixanova%20V.0.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lantilla_25_20MSWL_25_20Caixanova_25_20V.0.1-notes" style:display-name="Plantilla%20MSWL%20Caixanova%20V.0.1-notes" style:family="presentation">
      <style:graphic-properties draw:stroke="none" draw:fill="none">
        <text:list-style style:name="Plantilla_25_20MSWL_25_20Caixanova_25_20V.0.1-notes" style:display-name="Plantilla%20MSWL%20Caixanova%20V.0.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HG Mincho Light J'" style:font-family-generic-asian="system" style:font-pitch-asian="variable" style:font-size-asian="20pt" style:font-style-asian="normal" style:font-weight-asian="normal" style:font-family-complex="Lucidasans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Plantilla_25_20MSWL_25_20Caixanova_25_20V.0.1-outline1" style:display-name="Plantilla%20MSWL%20Caixanova%20V.0.1-outline1" style:family="presentation">
      <style:graphic-properties draw:stroke="none" draw:fill="none">
        <text:list-style style:name="Plantilla_25_20MSWL_25_20Caixanova_25_20V.0.1-outline1" style:display-name="Plantilla%20MSWL%20Caixanova%20V.0.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Bitstream Vera Sans'" style:font-family-generic="swiss" style:font-pitch="variable" fo:font-size="32pt" fo:font-style="normal" fo:text-shadow="none" style:text-underline-style="none" fo:font-weight="normal" style:letter-kerning="true" style:font-family-asian="'HG Mincho Light J'" style:font-family-generic-asian="system" style:font-pitch-asian="variable" style:font-size-asian="32pt" style:font-style-asian="normal" style:font-weight-asian="normal" style:font-family-complex="Lucidasans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lantilla_25_20MSWL_25_20Caixanova_25_20V.0.1-outline2" style:display-name="Plantilla%20MSWL%20Caixanova%20V.0.1-outline2" style:family="presentation" style:parent-style-name="Plantilla_25_20MSWL_25_20Caixanova_25_20V.0.1-outline1">
      <style:paragraph-properties fo:margin-left="2.4cm" fo:margin-right="0cm" fo:margin-top="0cm" fo:margin-bottom="0.4cm" fo:text-indent="-0.8cm"/>
      <style:text-properties fo:font-family="'Bitstream Vera Sans'" style:font-family-generic="swiss" style:font-pitch="variable" fo:font-size="28pt" style:font-size-asian="28pt" style:font-size-complex="28pt"/>
    </style:style>
    <style:style style:name="Plantilla_25_20MSWL_25_20Caixanova_25_20V.0.1-outline3" style:display-name="Plantilla%20MSWL%20Caixanova%20V.0.1-outline3" style:family="presentation" style:parent-style-name="Plantilla_25_20MSWL_25_20Caixanova_25_20V.0.1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Plantilla_25_20MSWL_25_20Caixanova_25_20V.0.1-outline4" style:display-name="Plantilla%20MSWL%20Caixanova%20V.0.1-outline4" style:family="presentation" style:parent-style-name="Plantilla_25_20MSWL_25_20Caixanova_25_20V.0.1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Plantilla_25_20MSWL_25_20Caixanova_25_20V.0.1-outline5" style:display-name="Plantilla%20MSWL%20Caixanova%20V.0.1-outline5" style:family="presentation" style:parent-style-name="Plantilla_25_20MSWL_25_20Caixanova_25_20V.0.1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Plantilla_25_20MSWL_25_20Caixanova_25_20V.0.1-outline6" style:display-name="Plantilla%20MSWL%20Caixanova%20V.0.1-outline6" style:family="presentation" style:parent-style-name="Plantilla_25_20MSWL_25_20Caixanova_25_20V.0.1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Plantilla_25_20MSWL_25_20Caixanova_25_20V.0.1-outline7" style:display-name="Plantilla%20MSWL%20Caixanova%20V.0.1-outline7" style:family="presentation" style:parent-style-name="Plantilla_25_20MSWL_25_20Caixanova_25_20V.0.1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Plantilla_25_20MSWL_25_20Caixanova_25_20V.0.1-outline8" style:display-name="Plantilla%20MSWL%20Caixanova%20V.0.1-outline8" style:family="presentation" style:parent-style-name="Plantilla_25_20MSWL_25_20Caixanova_25_20V.0.1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Plantilla_25_20MSWL_25_20Caixanova_25_20V.0.1-outline9" style:display-name="Plantilla%20MSWL%20Caixanova%20V.0.1-outline9" style:family="presentation" style:parent-style-name="Plantilla_25_20MSWL_25_20Caixanova_25_20V.0.1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Plantilla_25_20MSWL_25_20Caixanova_25_20V.0.1-subtitle" style:display-name="Plantilla%20MSWL%20Caixanova%20V.0.1-subtitle" style:family="presentation">
      <style:graphic-properties draw:stroke="none" draw:fill="none" draw:textarea-vertical-align="middle">
        <text:list-style style:name="Plantilla_25_20MSWL_25_20Caixanova_25_20V.0.1-subtitle" style:display-name="Plantilla%20MSWL%20Caixanova%20V.0.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HG Mincho Light J'" style:font-family-generic-asian="system" style:font-pitch-asian="variable" style:font-size-asian="32pt" style:font-style-asian="normal" style:font-weight-asian="normal" style:font-family-complex="Lucidasans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lantilla_25_20MSWL_25_20Caixanova_25_20V.0.1-title" style:display-name="Plantilla%20MSWL%20Caixanova%20V.0.1-title" style:family="presentation">
      <style:graphic-properties draw:stroke="none" draw:fill="none" draw:textarea-vertical-align="middle">
        <text:list-style style:name="Plantilla_25_20MSWL_25_20Caixanova_25_20V.0.1-title" style:display-name="Plantilla%20MSWL%20Caixanova%20V.0.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Bitstream Vera Sans'" style:font-family-generic="swiss" style:font-pitch="variable" fo:font-size="44pt" fo:font-style="normal" fo:text-shadow="none" style:text-underline-style="none" fo:font-weight="normal" style:letter-kerning="true" style:font-family-asian="'HG Mincho Light J'" style:font-family-generic-asian="system" style:font-pitch-asian="variable" style:font-size-asian="44pt" style:font-style-asian="normal" style:font-weight-asian="normal" style:font-family-complex="Lucidasans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redeterminado-notes" style:family="presentation">
      <style:graphic-properties draw:stroke="none" draw:fill="none">
        <text:list-style style:name="Predeterminado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Predeterminado-outline1" style:family="presentation">
      <style:graphic-properties draw:stroke="none" draw:fill="non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redeterminado-outline2" style:family="presentation" style:parent-style-name="Predeterminado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Nimbus Sans L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Mpr1" style:family="presentation" style:parent-style-name="Plantilla_25_20MSWL_25_20Caixanova_25_20V.0.1-title">
      <style:graphic-properties draw:fill-color="#ffffff" draw:auto-grow-height="false" fo:min-height="3.507cm"/>
    </style:style>
    <style:style style:name="Mpr2" style:family="presentation" style:parent-style-name="Plantilla_25_20MSWL_25_20Caixanova_25_20V.0.1-outline1">
      <style:graphic-properties draw:fill-color="#ffffff" draw:auto-grow-height="false" fo:min-height="13.86cm"/>
    </style:style>
    <style:style style:name="Mpr3" style:family="presentation" style:parent-style-name="Plantilla_25_20MSWL_25_20Caixanova_25_20V.0.1-backgroundobjects">
      <style:graphic-properties draw:stroke="none" draw:fill="none" draw:fill-color="#ffffff" draw:auto-grow-height="false" fo:min-height="1.449cm"/>
    </style:style>
    <style:style style:name="Mpr4" style:family="presentation" style:parent-style-name="Plantilla_25_20MSWL_25_20Caixanova_25_20V.0.1-backgroundobjects">
      <style:graphic-properties draw:stroke="none" draw:fill="none" draw:fill-color="#ffffff" draw:auto-grow-height="false" fo:min-height="0.87cm"/>
    </style:style>
    <style:style style:name="Mpr5" style:family="presentation" style:parent-style-name="Plantilla_25_20MSWL_25_20Caixanova_25_20V.0.1-backgroundobjects">
      <style:graphic-properties draw:stroke="none" draw:fill="none" draw:fill-color="#ffffff" draw:auto-grow-height="false" fo:min-height="1.485cm"/>
    </style:style>
    <style:style style:name="Mpr6" style:family="presentation" style:parent-style-name="Plantilla_25_20MSWL_25_20Caixanova_25_20V.0.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text-align="center"/>
    </style:style>
    <style:style style:name="MP6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7" style:family="paragraph">
      <style:text-properties fo:font-family="'Bitstream Vera Sans'" style:font-family-generic="swiss" style:font-pitch="variable" fo:font-weight="bold" style:font-weight-asian="bold" style:font-weight-complex="bol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'Bitstream Vera Sans'" style:font-family-generic="swiss" style:font-pitch="variable" fo:font-weight="bold" style:font-weight-asian="bold" style:font-weight-complex="bold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Plantilla_25_20MSWL_25_20Caixanova_25_20V.0.1" style:display-name="Plantilla%20MSWL%20Caixanova%20V.0.1" style:page-layout-name="PM1" draw:style-name="Mdp1">
      <draw:frame presentation:style-name="Mpr1" draw:text-style-name="MP3" draw:layer="backgroundobjects" svg:width="22.1cm" svg:height="3.343cm" svg:x="5cm" svg:y="0.657cm" presentation:class="title">
        <draw:text-box>
          <text:p text:style-name="MP3">Pulse para editar el formato del texto de título</text:p>
        </draw:text-box>
      </draw:frame>
      <draw:frame presentation:style-name="Mpr2" draw:text-style-name="MP4" draw:layer="backgroundobjects" svg:width="25.199cm" svg:height="13.586cm" svg:x="1.4cm" svg:y="4.914cm" presentation:class="outline">
        <draw:text-box>
          <text:list text:style-name="ML2">
            <text:list-item>
              <text:p text:style-name="MP3">Pulse para editar los formatos del texto del esquema</text:p>
              <text:list>
                <text:list-item>
                  <text:p text:style-name="MP3">Segundo nivel del esquema</text:p>
                  <text:list>
                    <text:list-item>
                      <text:p text:style-name="MP3">Tercer nivel del esquema</text:p>
                      <text:list>
                        <text:list-item>
                          <text:p text:style-name="MP3">Cuarto nivel del esquema</text:p>
                          <text:list>
                            <text:list-item>
                              <text:p text:style-name="MP3">Quinto nivel del esquema</text:p>
                              <text:list>
                                <text:list-item>
                                  <text:p text:style-name="MP3">Sexto nivel del esquema</text:p>
                                  <text:list>
                                    <text:list-item>
                                      <text:p text:style-name="MP3">Séptimo nivel del esquema</text:p>
                                      <text:list>
                                        <text:list-item>
                                          <text:p text:style-name="MP3">Octavo nivel del esquema</text:p>
                                          <text:list>
                                            <text:list-item>
                                              <text:p text:style-name="MP3">Noveno nivel del esquema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4.1cm" svg:height="0.579cm" svg:x="23cm" svg:y="18.921cm" presentation:class="date-time">
        <draw:text-box>
          <text:p text:style-name="MP2"><text:span text:style-name="MT1"><presentation:date-time/></text:span></text:p>
        </draw:text-box>
      </draw:frame>
      <draw:frame presentation:style-name="Mpr3" draw:text-style-name="MP2" draw:layer="backgroundobjects" svg:width="4.098cm" svg:height="0.869cm" svg:x="23cm" svg:y="19.631cm" presentation:class="page-number">
        <draw:text-box>
          <text:p text:style-name="MP2"><text:span text:style-name="MT1"><text:page-number>&lt;número&gt;</text:page-number></text:span></text:p>
        </draw:text-box>
      </draw:frame>
      <draw:frame draw:name="Caixanova" draw:style-name="Mgr3" draw:text-style-name="MP5" draw:layer="backgroundobjects" svg:width="4.309cm" svg:height="2.252cm" svg:x="0.5cm" svg:y="1.248cm">
        <draw:image xlink:href="Pictures/1000020000000096000000454F5CDF9E.gif" xlink:type="simple" xlink:show="embed" xlink:actuate="onLoad">
          <text:p/>
        </draw:image>
        <svg:title>Caixanova</svg:title>
      </draw:frame>
      <draw:frame presentation:style-name="Mpr4" draw:text-style-name="MP6" draw:layer="backgroundobjects" svg:width="8.924cm" svg:height="0.869cm" svg:x="13.076cm" svg:y="19.631cm" presentation:class="footer">
        <draw:text-box>
          <text:p text:style-name="MP6"><text:span text:style-name="MT1"><presentation:footer/></text:span></text:p>
        </draw:text-box>
      </draw:frame>
      <draw:frame draw:name="Universidad Rey Juan Carlos" draw:style-name="Mgr3" draw:text-style-name="MP5" draw:layer="backgroundobjects" svg:width="3.504cm" svg:height="1.371cm" svg:x="5cm" svg:y="19.129cm">
        <draw:image xlink:href="Pictures/100000000000008A00000036DEDDA688.gif" xlink:type="simple" xlink:show="embed" xlink:actuate="onLoad">
          <text:p/>
        </draw:image>
      </draw:frame>
      <draw:frame draw:name="Igalia" draw:style-name="Mgr3" draw:text-style-name="MP5" draw:layer="backgroundobjects" svg:width="5.231cm" svg:height="1.904cm" svg:x="8.5cm" svg:y="19cm">
        <draw:image xlink:href="Pictures/10000200000000CE0000004B8431AFB2.gif" xlink:type="simple" xlink:show="embed" xlink:actuate="onLoad">
          <text:p/>
        </draw:image>
      </draw:frame>
      <draw:frame draw:style-name="Mgr4" draw:text-style-name="MP7" draw:layer="backgroundobjects" svg:width="9.337cm" svg:height="0.988cm" svg:x="12.781cm" svg:y="18.512cm">
        <draw:text-box>
          <text:p text:style-name="MP3"><text:span text:style-name="MT2">Master on Free Software</text:span></text:p>
        </draw:text-box>
      </draw:frame>
      <draw:frame draw:style-name="Mgr3" draw:text-style-name="MP5" draw:layer="backgroundobjects" svg:width="3.103cm" svg:height="1.092cm" svg:x="1.397cm" svg:y="19.408cm">
        <draw:image xlink:href="Pictures/10000201000000580000001F516347EA.png" xlink:type="simple" xlink:show="embed" xlink:actuate="onLoad">
          <text:p/>
        </draw:image>
      </draw:frame>
      <presentation:notes style:page-layout-name="PM2">
        <draw:page-thumbnail presentation:style-name="Plantilla_25_20MSWL_25_20Caixanova_25_20V.0.1-title" draw:layer="backgroundobjects" svg:width="14.848cm" svg:height="11.135cm" svg:x="3.075cm" svg:y="2.257cm" presentation:class="page"/>
        <draw:frame presentation:style-name="Plantilla_25_20MSWL_25_20Caixanova_25_20V.0.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Predeterminado" style:page-layout-name="PM1" draw:style-name="Mdp1">
      <presentation:notes style:page-layout-name="PM2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text="urn:oasis:names:tc:opendocument:xmlns:text:1.0" office:version="1.2" grddl:transformation="http://docs.oasis-open.org/office/1.2/xslt/odf2rdf.xsl">
  <office:meta>
    <meta:generator>OpenOffice.org/3.2$Linux OpenOffice.org_project/320m19$Build-9505</meta:generator>
    <dc:title>Plantilla MSWL Caixanova V.0.1</dc:title>
    <meta:initial-creator>jgato</meta:initial-creator>
    <meta:creation-date>2008-05-22T16:06:21</meta:creation-date>
    <dc:creator>jgato </dc:creator>
    <dc:date>2010-11-24T16:09:01</dc:date>
    <meta:editing-cycles>39</meta:editing-cycles>
    <meta:editing-duration>PT38H37M15S</meta:editing-duration>
    <meta:document-statistic meta:object-count="131"/>
    <meta:user-defined meta:name="Info 1"/>
    <meta:user-defined meta:name="Info 2"/>
    <meta:user-defined meta:name="Info 3"/>
    <meta:user-defined meta:name="Info 4"/>
  </office:meta>
</office:document-meta>
</file>